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4000000F0FD8CF03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 New Roman" svg:font-family="'Time New Roman'"/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cm"/>
    </style:style>
    <style:style style:name="P1" style:family="paragraph">
      <style:paragraph-properties fo:text-align="center"/>
      <style:text-properties style:font-name="Times New Roman"/>
    </style:style>
    <style:style style:name="P2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custom-shape draw:style-name="gr1" draw:text-style-name="P2" draw:layer="layout" svg:width="4.1cm" svg:height="1.8cm" svg:x="1.2cm" svg:y="6.9cm">
            <text:p text:style-name="P1"><text:span text:style-name="T1">Power Subsystem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1cm" svg:height="1.8cm" svg:x="1.4cm" svg:y="14.3cm">
            <text:p text:style-name="P1"><text:span text:style-name="T1">AOCS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4cm" svg:height="1.8cm" svg:x="15.2cm" svg:y="9.5cm">
            <text:p text:style-name="P1"><text:span text:style-name="T1">Telemetry </text:span></text:p>
            <text:p text:style-name="P1"><text:span text:style-name="T1">Subsystem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4cm" svg:height="1.8cm" svg:x="13.9cm" svg:y="14.4cm">
            <text:p text:style-name="P1"><text:span text:style-name="T1">Thermal Subsystem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4cm" svg:height="1.8cm" svg:x="8.1cm" svg:y="16cm">
            <text:p text:style-name="P1"><text:span text:style-name="T1">Propulsion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4.4cm" svg:height="1.8cm" svg:x="7.9cm" svg:y="2.7cm">
            <text:p text:style-name="P1"><text:span text:style-name="T1">C&amp;DH Subsystem</text:span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7.833cm" svg:height="7.704cm" svg:x="6.267cm" svg:y="6.496cm">
            <draw:image xlink:href="Pictures/10000000000000F4000000F0FD8CF037.jpg" xlink:type="simple" xlink:show="embed" xlink:actuate="onLoad">
              <text:p/>
            </draw:image>
          </draw:frame>
          <draw:custom-shape draw:style-name="gr1" draw:text-style-name="P4" draw:layer="layout" svg:width="0.8cm" svg:height="0.8cm" svg:x="5.3cm" svg:y="7.4cm">
            <text:p text:style-name="P3"><text:span text:style-name="T2">CPU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0.8cm" svg:height="0.8cm" svg:x="5.5cm" svg:y="14.8cm">
            <text:p text:style-name="P3"><text:span text:style-name="T2">CPU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0.8cm" svg:height="0.8cm" svg:x="10cm" svg:y="15.2cm">
            <text:p text:style-name="P3"><text:span text:style-name="T2">CPU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0.8cm" svg:height="0.8cm" svg:x="15.7cm" svg:y="13.6cm">
            <text:p text:style-name="P3"><text:span text:style-name="T2">CPU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0.8cm" svg:height="0.8cm" svg:x="15.2cm" svg:y="8.7cm">
            <text:p text:style-name="P3"><text:span text:style-name="T2">CPU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0.8cm" svg:height="0.8cm" svg:x="9.8cm" svg:y="4.5cm">
            <text:p text:style-name="P3"><text:span text:style-name="T2">CPU</text:span></text:p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6.1cm" svg:y1="7.8cm" svg:x2="7.2cm" svg:y2="8.1cm">
            <text:p/>
          </draw:line>
          <draw:line draw:style-name="gr3" draw:text-style-name="P3" draw:layer="layout" svg:x1="6.4cm" svg:y1="15cm" svg:x2="7.3cm" svg:y2="13cm">
            <text:p/>
          </draw:line>
          <draw:line draw:style-name="gr3" draw:text-style-name="P3" draw:layer="layout" svg:x1="10.3cm" svg:y1="15.2cm" svg:x2="10.3cm" svg:y2="14.1cm">
            <text:p/>
          </draw:line>
          <draw:line draw:style-name="gr3" draw:text-style-name="P3" draw:layer="layout" svg:x1="16.1cm" svg:y1="13.6cm" svg:x2="13.7cm" svg:y2="12.6cm">
            <text:p/>
          </draw:line>
          <draw:line draw:style-name="gr3" draw:text-style-name="P3" draw:layer="layout" svg:x1="15.3cm" svg:y1="9cm" svg:x2="14cm" svg:y2="9.9cm">
            <text:p/>
          </draw:line>
          <draw:line draw:style-name="gr3" draw:text-style-name="P3" draw:layer="layout" svg:x1="10.1cm" svg:y1="6.6cm" svg:x2="10.1cm" svg:y2="5.3cm">
            <text:p/>
          </draw:line>
        </draw:g>
      </draw:page>
      <draw:page draw:name="page2" draw:style-name="dp1" draw:master-page-name="Predeterminado">
        <draw:g>
          <draw:custom-shape draw:style-name="gr1" draw:text-style-name="P5" draw:layer="layout" svg:width="3.6cm" svg:height="1.4cm" svg:x="3.5cm" svg:y="8.3cm">
            <text:p text:style-name="P5"><text:span text:style-name="T3">Subsistema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008cm" svg:height="0.931cm" svg:x="7.092cm" svg:y="8.569cm">
            <text:p text:style-name="P3"><text:span text:style-name="T2">CPU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xml:id="id1" draw:id="id1" draw:layer="layout" svg:width="4.6cm" svg:height="3.3cm" svg:x="11.3cm" svg:y="7.4cm">
            <text:p text:style-name="P3"><text:span text:style-name="T3">Computadora del nodo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xml:id="id2" draw:id="id2" draw:layer="layout" svg:width="0.7cm" svg:height="0.7cm" svg:x="17.7cm" svg:y="8.7cm">
            <text:p/>
            <draw:enhanced-geometry svg:viewBox="0 0 21600 21600" draw:type="rectangle" draw:enhanced-path="M 0 0 L 21600 0 21600 21600 0 21600 0 0 Z N"/>
          </draw:custom-shape>
          <draw:connector draw:style-name="gr6" draw:text-style-name="P3" draw:layer="layout" svg:x1="15.9cm" svg:y1="9.05cm" svg:x2="17.7cm" svg:y2="9.05cm" draw:start-shape="id1" draw:start-glue-point="1" draw:end-shape="id2" draw:end-glue-point="3" svg:d="M15900 9050h1800" svg:viewBox="0 0 1801 1">
            <text:p/>
          </draw:connector>
          <draw:line draw:style-name="gr7" draw:text-style-name="P3" draw:layer="layout" svg:x1="19.3cm" svg:y1="3.4cm" svg:x2="19.4cm" svg:y2="14.4cm">
            <text:p/>
          </draw:line>
          <draw:custom-shape draw:style-name="gr5" draw:text-style-name="P3" xml:id="id3" draw:id="id3" draw:layer="layout" svg:width="0.7cm" svg:height="0.7cm" svg:x="9.1cm" svg:y="8.7cm">
            <text:p/>
            <draw:enhanced-geometry svg:viewBox="0 0 21600 21600" draw:type="rectangle" draw:enhanced-path="M 0 0 L 21600 0 21600 21600 0 21600 0 0 Z N"/>
          </draw:custom-shape>
          <draw:line draw:style-name="gr7" draw:text-style-name="P3" draw:layer="layout" svg:x1="8.1cm" svg:y1="9cm" svg:x2="9.2cm" svg:y2="9cm">
            <text:p/>
          </draw:line>
          <draw:connector draw:style-name="gr6" draw:text-style-name="P3" draw:layer="layout" draw:line-skew="-2.699cm" svg:x1="9.45cm" svg:y1="8.7cm" svg:x2="18.05cm" svg:y2="8.7cm" draw:start-shape="id3" draw:start-glue-point="0" draw:end-shape="id2" draw:end-glue-point="0" svg:d="M9450 8700v-3200h8600v3200" svg:viewBox="0 0 8601 3201">
            <text:p/>
          </draw:connector>
          <draw:connector draw:style-name="gr6" draw:text-style-name="P3" draw:layer="layout" svg:x1="11.3cm" svg:y1="9.05cm" svg:x2="9.8cm" svg:y2="9.05cm" draw:start-shape="id1" draw:start-glue-point="3" draw:end-shape="id3" draw:end-glue-point="1" svg:d="M11300 9050h-1500" svg:viewBox="0 0 1501 1">
            <text:p/>
          </draw:connector>
          <draw:line draw:style-name="gr7" draw:text-style-name="P3" draw:layer="layout" svg:x1="18.4cm" svg:y1="9cm" svg:x2="19.3cm" svg:y2="9cm">
            <text:p/>
          </draw:line>
          <draw:frame draw:style-name="gr8" draw:text-style-name="P6" draw:layer="layout" svg:width="1.281cm" svg:height="0.729cm" svg:x="17.919cm" svg:y="3.4cm">
            <draw:text-box>
              <text:p><text:span text:style-name="T3">Red</text:span></text:p>
            </draw:text-box>
          </draw:frame>
          <draw:frame draw:style-name="gr8" draw:text-style-name="P6" draw:layer="layout" svg:width="7.165cm" svg:height="0.729cm" svg:x="10.098cm" svg:y="4.6cm">
            <draw:text-box>
              <text:p><text:span text:style-name="T3">Enlace de comunicación ante fallas</text:span></text:p>
            </draw:text-box>
          </draw:frame>
        </draw:g>
        <draw:custom-shape draw:style-name="gr9" draw:text-style-name="P3" draw:layer="layout" svg:width="10.6cm" svg:height="9.9cm" svg:x="8.4cm" svg:y="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518cm" svg:height="0.729cm" svg:x="8.9cm" svg:y="13cm">
          <draw:text-box>
            <text:p text:style-name="P6"><text:span text:style-name="T3">Nod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 New Roman" svg:font-family="'Time New Roman'"/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manuel Arias</meta:initial-creator>
    <meta:creation-date>2017-03-16T13:30:31.218104628</meta:creation-date>
    <dc:date>2017-03-16T14:39:34.045343429</dc:date>
    <dc:creator>Emmanuel Arias</dc:creator>
    <meta:editing-duration>PT7M40S</meta:editing-duration>
    <meta:editing-cycles>1</meta:editing-cycles>
    <meta:document-statistic meta:object-count="36"/>
    <meta:generator>LibreOffice/4.2.8.2$Linux_X86_64 LibreOffice_project/420m0$Build-2</meta:generator>
  </office:meta>
</office:document-meta>
</file>